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color="#000000" fo:font-weight="bold" style:font-weight-asian="bold" style:font-weight-complex="bold"/>
    </style:style>
    <style:style style:name="P2" style:family="paragraph" style:parent-style-name="Standard">
      <style:paragraph-properties fo:margin-left="0cm" fo:margin-right="0cm" fo:text-align="center" style:justify-single-word="false" fo:orphans="2" fo:widows="2" fo:text-indent="0cm" style:auto-text-indent="false"/>
      <style:text-properties fo:color="#000000" fo:font-size="15pt" fo:font-weight="bold" style:font-size-asian="15pt" style:font-weight-asian="bold" style:font-size-complex="15pt" style:font-weight-complex="bold"/>
    </style:style>
    <style:style style:name="P3" style:family="paragraph" style:parent-style-name="Standard">
      <style:paragraph-properties fo:margin-left="0cm" fo:margin-right="0cm" fo:text-align="center" style:justify-single-word="false" fo:orphans="2" fo:widows="2" fo:text-indent="0cm" style:auto-text-indent="false"/>
      <style:text-properties fo:color="#000000" fo:font-size="9pt" fo:font-weight="bold" style:font-size-asian="9pt" style:font-weight-asian="bold" style:font-size-complex="9pt"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text-properties fo:color="#000000" fo:font-size="9pt" fo:font-weight="bold" style:font-size-asian="9pt" style:font-weight-asian="bold" style:font-size-complex="9pt" style:font-weight-complex="bold"/>
    </style:style>
    <style:style style:name="T1" style:family="text">
      <style:text-properties fo:font-variant="normal" fo:text-transform="none" style:font-name="Helvetica" fo:font-size="9pt" fo:letter-spacing="normal" fo:font-style="normal"/>
    </style:style>
    <style:style style:name="T2" style:family="text">
      <style:text-properties fo:font-variant="normal" fo:text-transform="none" style:font-name="Helvetica"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COMPTE RENDU :</text:span></text:p>
      <text:p text:style-name="P3"><text:span text:style-name="T2"/></text:p>
      <text:p text:style-name="P4"><text:span text:style-name="T2">Vestiaire collectif est une application qui met en relation des particuliers qui vendent des vêtement de luxe d'occasion.</text:span></text:p>
      <text:p text:style-name="P4"><text:span text:style-name="T2">Vide dressing est la même application, seulement ce ne sont pas forcément des vêtements de luxe présenter sur l'app.</text:span></text:p>
      <text:p text:style-name="P2"><text:span text:style-name="T2"/></text:p>
      <text:p text:style-name="P1"><text:span text:style-name="T1"/></text:p>
      <text:p text:style-name="P1"><text:span text:style-name="T1">L'interface utilisateur est très relative. Cela peut dépendre notamment de la classe sociale de l'utilisateur et de ces goûts. Les deux applis présenter ici sont très standard et similaires, interface noire et blanche. Très sobre et très hype dans le domaine de la mode. </text:span></text:p>
      <text:p text:style-name="P1"><text:span text:style-name="T1"/></text:p>
      <text:p text:style-name="P1"><text:span text:style-name="T1">Critère très important, la recherche, la navigation dans l'application. Vide Dressing as bien mis en avant sa zone de recherche, tout en haut, très grande très large. Petit erreur ergonomique par rapport à la loupe en haut.</text:span></text:p>
      <text:p text:style-name="P1"><text:span text:style-name="T1"/></text:p>
      <text:p text:style-name="P1"><text:span text:style-name="T1">Vestiaire collectif as un bon moteur de recherche également, recherche par mot clé = recherche plus rapide. Il faut savoir personnaliser son application pour rendre l'expérience utilisateur beaucoup plus intuitif et rapide. </text:span></text:p>
      <text:p text:style-name="P1"><text:span text:style-name="T1">La présentation des produits est très similaire sur les deux applications, les produits sont mis en avant via des images carré.</text:span></text:p>
      <text:p text:style-name="P1"><text:span text:style-name="T1">Vestiaire collectif as intégrer des filtres pour une meilleur ergonomie. Sur vestiaire collectif, les images sont plus grandes pour fournir une expérience plus riche. </text:span></text:p>
      <text:p text:style-name="P1"><text:span text:style-name="T1">Plus les images sont grandes plus elles sont immersive et elle capte l'attention. Chez vestiaire collectif on as un système de zoom. Par contre la photo est dans un cadre blanc ce qui n'est pas très esthétique.</text:span></text:p>
      <text:p text:style-name="P1"><text:span text:style-name="T1"/></text:p>
      <text:p text:style-name="P1"><text:span text:style-name="T1"><text:s/>Chez vide Dressing les photos sont vraiment mieux mise en avant. Possibilité d'avoir la photo en plein écran. L'expérience de navigation devient du coup plus intéressante. </text:span></text:p>
      <text:p text:style-name="P1"><text:span text:style-name="T1"/></text:p>
      <text:p text:style-name="P1"><text:span text:style-name="T1">Possibilité de zoomer en pinçant l'écran. Fonctionnalité très intéressante ! Aucunes possibilité de passer en mode paysage pour avoir les photos encore plus grandes sur les deux applications. Formulaire sur mobile = nul .</text:span></text:p>
      <text:p text:style-name="P1"><text:span text:style-name="T1"/></text:p>
      <text:p text:style-name="P1"><text:span text:style-name="T1">Le grand gagnant de ce match est donc Vestiaire Collectif pour son interface beaucoup plus travailler (car + de moyens).</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hdi Benettayeb</meta:initial-creator>
    <meta:creation-date>2017-03-22T11:39:55.08</meta:creation-date>
    <meta:document-statistic meta:table-count="0" meta:image-count="0" meta:object-count="0" meta:page-count="1" meta:paragraph-count="12" meta:word-count="315" meta:character-count="1987"/>
    <dc:date>2017-03-22T11:46:13.59</dc:date>
    <dc:creator>Mehdi Benettayeb</dc:creator>
    <meta:editing-duration>PT6M19S</meta:editing-duration>
    <meta:editing-cycles>1</meta:editing-cycles>
    <meta:generator>OpenOffice/4.1.3$Win32 OpenOffice.org_project/413m1$Build-9783</meta:generator>
  </office:meta>
</office:document-meta>
</file>